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swiss"/>
    <style:font-face style:name="Arial2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277cm" style:use-optimal-column-width="false"/>
    </style:style>
    <style:style style:name="co2" style:family="table-column">
      <style:table-column-properties style:column-width="16.723cm" style:use-optimal-column-width="false"/>
    </style:style>
    <style:style style:name="co3" style:family="table-column">
      <style:table-column-properties style:column-width="7.511cm" style:use-optimal-column-width="false"/>
    </style:style>
    <style:style style:name="co4" style:family="table-column">
      <style:table-column-properties style:column-width="16.48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4.527cm" style:use-optimal-row-height="false"/>
    </style:style>
    <style:style style:name="ro3" style:family="table-row">
      <style:table-row-properties style:row-height="4.592cm" style:use-optimal-row-height="false"/>
    </style:style>
    <style:style style:name="ro4" style:family="table-row">
      <style:table-row-properties style:row-height="1.048cm" style:use-optimal-row-height="false"/>
    </style:style>
    <style:style style:name="ro5" style:family="table-row">
      <style:table-row-properties style:row-height="5.651cm" style:use-optimal-row-height="false"/>
    </style:style>
    <style:style style:name="ro6" style:family="table-row">
      <style:table-row-properties style:row-height="3.692cm" style:use-optimal-row-height="false"/>
    </style:style>
    <style:style style:name="ro7" style:family="table-row">
      <style:table-row-properties style:row-height="5.238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text-properties fo:hyphenate="false" loext:hyphenation-no-caps="false"/>
    </style:style>
    <style:style style:name="ce4" style:family="table-cell">
      <loext:graphic-properties draw:textarea-vertical-align="middle"/>
      <style:text-properties fo:hyphenate="false" loext:hyphenation-no-caps="false"/>
    </style:style>
    <style:style style:name="ce5" style:family="table-cell">
      <loext:graphic-properties draw:textarea-vertical-align="middle"/>
      <style:text-properties fo:hyphenate="false" loext:hyphenation-no-caps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end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size="18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Weekly Report<text:line-break/>15-03-2021 to 20-03-2021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By – Shubham Lunk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63cm" svg:x="2cm" svg:y="0.627cm" presentation:class="title" presentation:user-transformed="true">
          <draw:text-box>
            <text:p>Tasks</text:p>
          </draw:text-box>
        </draw:frame>
        <draw:frame draw:style-name="standard" draw:layer="layout" svg:width="23.999cm" svg:height="10.09cm" svg:x="1.933cm" svg:y="3.94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Day and Date</text:span></text:p>
              </table:table-cell>
              <table:table-cell>
                <text:p text:style-name="P6"><text:span text:style-name="T1">Tasks Performed</text:span></text:p>
              </table:table-cell>
            </table:table-row>
            <table:table-row table:style-name="ro2">
              <table:table-cell table:style-name="ce2">
                <text:p>Monday - 15/03/2021</text:p>
              </table:table-cell>
              <table:table-cell table:style-name="ce3">
                <text:list text:style-name="L3">
                  <text:list-item>
                    <text:p text:style-name="P7">I read articles on digitization of automotive industry and it’s impact on the same.</text:p>
                    <text:p text:style-name="P7"/>
                  </text:list-item>
                  <text:list-item>
                    <text:p text:style-name="P7">Documented my understanding and prepared a PPT regarding the same.</text:p>
                  </text:list-item>
                </text:list>
                <text:p text:style-name="P7"/>
              </table:table-cell>
            </table:table-row>
            <table:table-row table:style-name="ro3">
              <table:table-cell table:style-name="ce2">
                <text:p>Tuesday - 16/03/2021</text:p>
              </table:table-cell>
              <table:table-cell table:style-name="gray1">
                <text:list text:continue-numbering="true" text:style-name="L3">
                  <text:list-item>
                    <text:p>I got introduced to a new team member – Priyank. Briefed him about automotive triangle. </text:p>
                    <text:p/>
                  </text:list-item>
                  <text:list-item>
                    <text:p>Shared my insights on case study of AMT Leasing.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0.502cm" svg:height="0.962cm" svg:x="19.685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63cm" svg:x="2cm" svg:y="0.627cm" presentation:class="title" presentation:user-transformed="true">
          <draw:text-box>
            <text:p>Tasks</text:p>
          </draw:text-box>
        </draw:frame>
        <draw:frame draw:style-name="standard" draw:layer="layout" svg:width="23.999cm" svg:height="10.39cm" svg:x="1.966cm" svg:y="3.95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6"><text:span text:style-name="T1">Day and Date</text:span></text:p>
              </table:table-cell>
              <table:table-cell>
                <text:p text:style-name="P6"><text:span text:style-name="T1">Tasks Performed</text:span></text:p>
              </table:table-cell>
            </table:table-row>
            <table:table-row table:style-name="ro5">
              <table:table-cell table:style-name="ce2">
                <text:p>Wednesday-17/03/2021</text:p>
              </table:table-cell>
              <table:table-cell table:style-name="ce4">
                <text:list text:style-name="L3">
                  <text:list-item>
                    <text:p text:style-name="P7">Revised FOMOBO(Front Office, Mid Office, Back Office) and presented it on white board to help Priyank <text:s/>understand it.</text:p>
                    <text:p text:style-name="P7"/>
                  </text:list-item>
                  <text:list-item>
                    <text:p text:style-name="P7">Prepared assigned documents for Fleetware and Business Central.</text:p>
                  </text:list-item>
                </text:list>
                <text:p text:style-name="P7"/>
              </table:table-cell>
            </table:table-row>
            <table:table-row table:style-name="ro6">
              <table:table-cell table:style-name="ce2">
                <text:p>Thursday - 18/03/2021</text:p>
              </table:table-cell>
              <table:table-cell table:style-name="gray1">
                <text:list text:continue-numbering="true" text:style-name="L3">
                  <text:list-item>
                    <text:p>Presented my project along with my team mates to all fellow trainees.</text:p>
                    <text:p/>
                  </text:list-item>
                  <text:list-item>
                    <text:p>Prepared slides for competitor analysis of MultiFleet.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8" draw:layer="layout" svg:width="0.502cm" svg:height="0.962cm" svg:x="19.685cm" svg:y="6.35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63cm" svg:x="2cm" svg:y="0.627cm" presentation:class="title" presentation:user-transformed="true">
          <draw:text-box>
            <text:p>Tasks</text:p>
          </draw:text-box>
        </draw:frame>
        <draw:frame draw:style-name="standard" draw:layer="layout" svg:width="23.999cm" svg:height="10.736cm" svg:x="2cm" svg:y="3.74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">Day and Date</text:span></text:p>
              </table:table-cell>
              <table:table-cell>
                <text:p text:style-name="P9"><text:span text:style-name="T1">Tasks Performed</text:span></text:p>
              </table:table-cell>
            </table:table-row>
            <table:table-row table:style-name="ro7">
              <table:table-cell table:style-name="ce2">
                <text:p text:style-name="P10">Friday - 19/03/2021</text:p>
              </table:table-cell>
              <table:table-cell table:style-name="ce5">
                <text:list text:style-name="L3">
                  <text:list-item>
                    <text:p text:style-name="P11">Researched for content regarding eVHC(electronic Vehicle Health Check Up) and documented my understanding for the same.</text:p>
                    <text:p text:style-name="P11"/>
                  </text:list-item>
                  <text:list-item>
                    <text:p text:style-name="P11">Made some changes in the competitor analysis slides as asked for.</text:p>
                  </text:list-item>
                </text:list>
                <text:p text:style-name="P11"/>
              </table:table-cell>
            </table:table-row>
            <table:table-row table:style-name="ro2">
              <table:table-cell table:style-name="ce2">
                <text:p text:style-name="P10">Saturday - 20/03/2021</text:p>
              </table:table-cell>
              <table:table-cell table:style-name="gray1">
                <text:list text:continue-numbering="true" text:style-name="L3">
                  <text:list-item>
                    <text:p text:style-name="P10">Did case study for eVHC on Super-service triage – a platform that provides eVHC to understand the concept better.</text:p>
                    <text:p text:style-name="P10"/>
                  </text:list-item>
                  <text:list-item>
                    <text:p text:style-name="P10">Tried to sketch a customer journey for after-sales with MultiFleet perspective.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8" draw:layer="layout" svg:width="0.502cm" svg:height="0.962cm" svg:x="19.685cm" svg:y="6.35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swiss"/>
    <style:font-face style:name="Arial2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2" style:font-family-asian="Arial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_20_Left" style:display-name="Foot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2T11:52:16.111000000</meta:creation-date>
    <meta:editing-duration>PT1H30M48S</meta:editing-duration>
    <meta:editing-cycles>2</meta:editing-cycles>
    <meta:generator>LibreOffice/7.0.4.2$Windows_X86_64 LibreOffice_project/dcf040e67528d9187c66b2379df5ea4407429775</meta:generator>
    <dc:title>Impress</dc:title>
    <dc:date>2021-03-22T19:14:24.107000000</dc:date>
    <meta:document-statistic meta:object-count="53"/>
  </office:meta>
</office:document-meta>
</file>